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91214100404001</text:p>
          </table:table-cell>
          <table:table-cell office:value-type="string" calcext:value-type="string">
            <text:p>2025-01-02 17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816" calcext:value-type="float">
            <text:p>11.9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14100404001</text:p>
          </table:table-cell>
          <table:table-cell office:value-type="string" calcext:value-type="string">
            <text:p>2024-01-31 16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236" calcext:value-type="float">
            <text:p>11.262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14100404001</text:p>
          </table:table-cell>
          <table:table-cell office:value-type="string" calcext:value-type="string">
            <text:p>2023-01-19 17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8608" calcext:value-type="float">
            <text:p>10.19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14100404001</text:p>
          </table:table-cell>
          <table:table-cell office:value-type="string" calcext:value-type="string">
            <text:p>2022-01-18 22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9472" calcext:value-type="float">
            <text:p>8.72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14100404001</text:p>
          </table:table-cell>
          <table:table-cell office:value-type="string" calcext:value-type="string">
            <text:p>2021-01-13 22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14100404001</text:p>
          </table:table-cell>
          <table:table-cell office:value-type="string" calcext:value-type="string">
            <text:p>2020-01-14 19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7448" calcext:value-type="float">
            <text:p>8.53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14100404001</text:p>
          </table:table-cell>
          <table:table-cell office:value-type="string" calcext:value-type="string">
            <text:p>2019-01-08 16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8568" calcext:value-type="float">
            <text:p>9.878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14100404001</text:p>
          </table:table-cell>
          <table:table-cell office:value-type="string" calcext:value-type="string">
            <text:p>2018-0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504" calcext:value-type="float">
            <text:p>9.8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6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76" meta:object-count="0"/>
    <meta:user-defined meta:name="AppVersion">3.0</meta:user-defined>
  </office:meta>
</office:document-meta>
</file>